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 1 Titanic </text:p>
      <text:p text:style-name="Standard"/>
      <text:p text:style-name="Standard">https://drive.google.com/file/d/1TNUFjAEj7kJHr3pTxU7l5gxGqdjku3pF/view?usp=shar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" meta:word-count="4" meta:character-count="97" meta:non-whitespace-character-count="94"/>
    <meta:generator>LibreOfficeDev/6.0.5.2$Linux_X86_64 LibreOffice_project/</meta:generator>
  </office:meta>
</office:document-meta>
</file>